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sentence.<text:line-break/><text:line-break/>123456.<text:line-break/><text:line-break/>This is sentence t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Valley</meta:initial-creator>
    <meta:creation-date>2011-01-10T13:14:04.93</meta:creation-date>
    <meta:document-statistic meta:table-count="0" meta:image-count="0" meta:object-count="0" meta:page-count="1" meta:paragraph-count="1" meta:word-count="10" meta:character-count="56"/>
    <dc:date>2011-01-10T13:15:28.80</dc:date>
    <dc:creator>Matt Valley</dc:creator>
    <meta:editing-duration>PT1M36S</meta:editing-duration>
    <meta:editing-cycles>1</meta:editing-cycles>
    <meta:generator>OpenOffice.org/3.3$Win32 OpenOffice.org_project/330m18$Build-9556</meta:generator>
  </office:meta>
</office:document-meta>
</file>